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arams_5f_txt" style:display-name="params_txt" style:family="table">
      <style:table-properties style:width="17.796cm" table:align="margins" fo:keep-with-next="always" style:may-break-between-rows="false"/>
    </style:style>
    <style:style style:name="params_5f_txt.A" style:display-name="params_txt.A" style:family="table-column">
      <style:table-column-properties style:column-width="4.895cm" style:rel-column-width="2775*"/>
    </style:style>
    <style:style style:name="params_5f_txt.B" style:display-name="params_txt.B" style:family="table-column">
      <style:table-column-properties style:column-width="12.901cm" style:rel-column-width="7314*"/>
    </style:style>
    <style:style style:name="params_5f_txt.A1" style:display-name="params_txt.A1" style:family="table-cell">
      <style:table-cell-properties fo:padding="0.097cm" fo:border-left="0.05pt solid #000000" fo:border-right="none" fo:border-top="0.05pt solid #000000" fo:border-bottom="0.05pt solid #000000"/>
    </style:style>
    <style:style style:name="params_5f_txt.B1" style:display-name="params_txt.B1" style:family="table-cell">
      <style:table-cell-properties fo:padding="0.097cm" fo:border="0.05pt solid #000000"/>
    </style:style>
    <style:style style:name="params_5f_txt.A2" style:display-name="params_txt.A2" style:family="table-cell">
      <style:table-cell-properties fo:padding="0.097cm" fo:border-left="0.05pt solid #000000" fo:border-right="none" fo:border-top="none" fo:border-bottom="0.05pt solid #000000"/>
    </style:style>
    <style:style style:name="params_5f_txt.B2" style:display-name="params_txt.B2" style:family="table-cell">
      <style:table-cell-properties fo:padding="0.097cm" fo:border-left="0.05pt solid #000000" fo:border-right="0.05pt solid #000000" fo:border-top="none" fo:border-bottom="0.05pt solid #000000"/>
    </style:style>
    <style:style style:name="mode" style:family="table">
      <style:table-properties style:width="17.796cm" table:align="margins" fo:keep-with-next="always" style:may-break-between-rows="false"/>
    </style:style>
    <style:style style:name="mode.A" style:family="table-column">
      <style:table-column-properties style:column-width="2.196cm" style:rel-column-width="1245*"/>
    </style:style>
    <style:style style:name="mode.B" style:family="table-column">
      <style:table-column-properties style:column-width="15.6cm" style:rel-column-width="8844*"/>
    </style:style>
    <style:style style:name="mode.A1" style:family="table-cell">
      <style:table-cell-properties fo:padding="0.097cm" fo:border-left="0.05pt solid #000000" fo:border-right="none" fo:border-top="0.05pt solid #000000" fo:border-bottom="0.05pt solid #000000"/>
    </style:style>
    <style:style style:name="mode.B1" style:family="table-cell">
      <style:table-cell-properties fo:padding="0.097cm" fo:border="0.05pt solid #000000"/>
    </style:style>
    <style:style style:name="mode.A2" style:family="table-cell">
      <style:table-cell-properties fo:padding="0.097cm" fo:border-left="0.05pt solid #000000" fo:border-right="none" fo:border-top="none" fo:border-bottom="0.05pt solid #000000"/>
    </style:style>
    <style:style style:name="mode.B2" style:family="table-cell">
      <style:table-cell-properties fo:padding="0.097cm" fo:border-left="0.05pt solid #000000" fo:border-right="0.05pt solid #000000" fo:border-top="none" fo:border-bottom="0.05pt solid #000000"/>
    </style:style>
    <style:style style:name="rdm_5f_device_5f_txt" style:display-name="rdm_device_txt" style:family="table">
      <style:table-properties style:width="17.796cm" table:align="margins" fo:keep-with-next="always" style:may-break-between-rows="false"/>
    </style:style>
    <style:style style:name="rdm_5f_device_5f_txt.A" style:display-name="rdm_device_txt.A" style:family="table-column">
      <style:table-column-properties style:column-width="3.81cm" style:rel-column-width="2160*"/>
    </style:style>
    <style:style style:name="rdm_5f_device_5f_txt.B" style:display-name="rdm_device_txt.B" style:family="table-column">
      <style:table-column-properties style:column-width="13.986cm" style:rel-column-width="7929*"/>
    </style:style>
    <style:style style:name="rdm_5f_device_5f_txt.A1" style:display-name="rdm_device_txt.A1" style:family="table-cell">
      <style:table-cell-properties fo:padding="0.097cm" fo:border-left="0.05pt solid #000000" fo:border-right="none" fo:border-top="0.05pt solid #000000" fo:border-bottom="0.05pt solid #000000"/>
    </style:style>
    <style:style style:name="rdm_5f_device_5f_txt.B1" style:display-name="rdm_device_txt.B1" style:family="table-cell">
      <style:table-cell-properties fo:padding="0.097cm" fo:border="0.05pt solid #000000"/>
    </style:style>
    <style:style style:name="rdm_5f_device_5f_txt.A2" style:display-name="rdm_device_txt.A2" style:family="table-cell">
      <style:table-cell-properties fo:padding="0.097cm" fo:border-left="0.05pt solid #000000" fo:border-right="none" fo:border-top="none" fo:border-bottom="0.05pt solid #000000"/>
    </style:style>
    <style:style style:name="rdm_5f_device_5f_txt.B2" style:display-name="rdm_device_txt.B2" style:family="table-cell">
      <style:table-cell-properties fo:padding="0.097cm" fo:border-left="0.05pt solid #000000" fo:border-right="0.05pt solid #000000" fo:border-top="none" fo:border-bottom="0.05pt solid #000000"/>
    </style:style>
    <style:style style:name="ft245rl_5f_gpio" style:display-name="ft245rl_gpio" style:family="table">
      <style:table-properties style:width="8.096cm" fo:margin-left="0cm" fo:margin-right="9.7cm" table:align="margins" fo:keep-with-next="always" style:may-break-between-rows="false"/>
    </style:style>
    <style:style style:name="ft245rl_5f_gpio.A" style:display-name="ft245rl_gpio.A" style:family="table-column">
      <style:table-column-properties style:column-width="1.508cm" style:rel-column-width="855*"/>
    </style:style>
    <style:style style:name="ft245rl_5f_gpio.B" style:display-name="ft245rl_gpio.B" style:family="table-column">
      <style:table-column-properties style:column-width="3.096cm" style:rel-column-width="1755*"/>
    </style:style>
    <style:style style:name="ft245rl_5f_gpio.C" style:display-name="ft245rl_gpio.C" style:family="table-column">
      <style:table-column-properties style:column-width="1.296cm" style:rel-column-width="735*"/>
    </style:style>
    <style:style style:name="ft245rl_5f_gpio.D" style:display-name="ft245rl_gpio.D" style:family="table-column">
      <style:table-column-properties style:column-width="2.196cm" style:rel-column-width="1245*"/>
    </style:style>
    <style:style style:name="ft245rl_5f_gpio.A1" style:display-name="ft245rl_gpio.A1" style:family="table-cell">
      <style:table-cell-properties fo:padding="0.097cm" fo:border-left="0.05pt solid #000000" fo:border-right="none" fo:border-top="0.05pt solid #000000" fo:border-bottom="0.05pt solid #000000"/>
    </style:style>
    <style:style style:name="ft245rl_5f_gpio.D1" style:display-name="ft245rl_gpio.D1" style:family="table-cell">
      <style:table-cell-properties fo:padding="0.097cm" fo:border="0.05pt solid #000000"/>
    </style:style>
    <style:style style:name="ft245rl_5f_gpio.A2" style:display-name="ft245rl_gpio.A2" style:family="table-cell">
      <style:table-cell-properties fo:padding="0.097cm" fo:border-left="0.05pt solid #000000" fo:border-right="none" fo:border-top="none" fo:border-bottom="0.05pt solid #000000"/>
    </style:style>
    <style:style style:name="ft245rl_5f_gpio.D2" style:display-name="ft245rl_gpio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e68e" officeooo:paragraph-rsid="0012e68e"/>
    </style:style>
    <style:style style:name="P2" style:family="paragraph" style:parent-style-name="Standard" style:list-style-name="L3">
      <style:text-properties officeooo:rsid="0012e68e" officeooo:paragraph-rsid="0012e68e"/>
    </style:style>
    <style:style style:name="P3" style:family="paragraph" style:parent-style-name="Standard">
      <style:text-properties officeooo:rsid="0012fe77" officeooo:paragraph-rsid="0012fe77"/>
    </style:style>
    <style:style style:name="P4" style:family="paragraph" style:parent-style-name="Standard">
      <style:text-properties officeooo:rsid="0012fe77" officeooo:paragraph-rsid="0013789a"/>
    </style:style>
    <style:style style:name="P5" style:family="paragraph" style:parent-style-name="Standard">
      <style:text-properties officeooo:rsid="0013789a" officeooo:paragraph-rsid="0013789a"/>
    </style:style>
    <style:style style:name="P6" style:family="paragraph" style:parent-style-name="Standard">
      <style:text-properties officeooo:rsid="001cacde" officeooo:paragraph-rsid="001cacde"/>
    </style:style>
    <style:style style:name="P7" style:family="paragraph" style:parent-style-name="Standard">
      <style:text-properties officeooo:rsid="00236b9b" officeooo:paragraph-rsid="00236b9b"/>
    </style:style>
    <style:style style:name="P8" style:family="paragraph" style:parent-style-name="Standard">
      <style:text-properties officeooo:rsid="0023de10" officeooo:paragraph-rsid="0023de10"/>
    </style:style>
    <style:style style:name="P9" style:family="paragraph" style:parent-style-name="Standard">
      <style:text-properties officeooo:rsid="00274491" officeooo:paragraph-rsid="00274491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break-before="page"/>
      <style:text-properties officeooo:rsid="0012e68e" officeooo:paragraph-rsid="0012e68e"/>
    </style:style>
    <style:style style:name="P12" style:family="paragraph" style:parent-style-name="Standard">
      <style:paragraph-properties fo:break-before="page"/>
      <style:text-properties officeooo:rsid="0023de10" officeooo:paragraph-rsid="0023de10"/>
    </style:style>
    <style:style style:name="P13" style:family="paragraph" style:parent-style-name="Standard" style:master-page-name="First_20_Page">
      <style:paragraph-properties style:page-number="auto"/>
      <style:text-properties officeooo:rsid="0022adfe" officeooo:paragraph-rsid="0022adfe"/>
    </style:style>
    <style:style style:name="P14" style:family="paragraph" style:parent-style-name="Table_20_Contents">
      <style:text-properties officeooo:rsid="0013789a" officeooo:paragraph-rsid="0013789a"/>
    </style:style>
    <style:style style:name="P15" style:family="paragraph" style:parent-style-name="Table_20_Contents">
      <style:text-properties officeooo:rsid="0014f3d9" officeooo:paragraph-rsid="0014f3d9"/>
    </style:style>
    <style:style style:name="P16" style:family="paragraph" style:parent-style-name="Table_20_Contents">
      <style:text-properties officeooo:rsid="0015d432" officeooo:paragraph-rsid="0015d432"/>
    </style:style>
    <style:style style:name="P17" style:family="paragraph" style:parent-style-name="Table_20_Contents">
      <style:text-properties officeooo:rsid="001727f5" officeooo:paragraph-rsid="001727f5"/>
    </style:style>
    <style:style style:name="P18" style:family="paragraph" style:parent-style-name="Table_20_Contents">
      <style:text-properties officeooo:rsid="00182760" officeooo:paragraph-rsid="00182760"/>
    </style:style>
    <style:style style:name="P19" style:family="paragraph" style:parent-style-name="Table_20_Contents">
      <style:paragraph-properties fo:text-align="center" style:justify-single-word="false"/>
      <style:text-properties officeooo:rsid="00182760" officeooo:paragraph-rsid="00182760"/>
    </style:style>
    <style:style style:name="P20" style:family="paragraph" style:parent-style-name="Table_20_Contents">
      <style:text-properties officeooo:rsid="001d935e" officeooo:paragraph-rsid="001d935e"/>
    </style:style>
    <style:style style:name="P21" style:family="paragraph" style:parent-style-name="Table_20_Contents">
      <style:text-properties officeooo:rsid="0020455c" officeooo:paragraph-rsid="0020455c"/>
    </style:style>
    <style:style style:name="P22" style:family="paragraph" style:parent-style-name="Table_20_Contents">
      <style:paragraph-properties fo:text-align="center" style:justify-single-word="false"/>
      <style:text-properties officeooo:rsid="0028d16b" officeooo:paragraph-rsid="0028d16b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rsid="002a74fc" officeooo:paragraph-rsid="002a74fc"/>
    </style:style>
    <style:style style:name="P25" style:family="paragraph" style:parent-style-name="Table_20_Contents">
      <style:paragraph-properties fo:text-align="center" style:justify-single-word="false"/>
      <style:text-properties officeooo:rsid="002a74fc" officeooo:paragraph-rsid="002f16c3"/>
    </style:style>
    <style:style style:name="P26" style:family="paragraph" style:parent-style-name="Table_20_Contents">
      <style:paragraph-properties fo:text-align="center" style:justify-single-word="false"/>
      <style:text-properties officeooo:rsid="002a9fe3" officeooo:paragraph-rsid="002a9fe3"/>
    </style:style>
    <style:style style:name="P27" style:family="paragraph" style:parent-style-name="Table_20_Contents">
      <style:paragraph-properties fo:text-align="center" style:justify-single-word="false"/>
      <style:text-properties officeooo:rsid="002bda01" officeooo:paragraph-rsid="002a9fe3" style:font-size-asian="10.5pt" style:text-overline-style="solid" style:text-overline-width="auto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officeooo:rsid="002a9fe3" officeooo:paragraph-rsid="002a9fe3" style:text-overline-style="solid" style:text-overline-width="auto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officeooo:rsid="0028d16b" officeooo:paragraph-rsid="0028d16b" style:text-overline-style="solid" style:text-overline-width="auto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officeooo:rsid="002d8ee5" officeooo:paragraph-rsid="002d8ee5"/>
    </style:style>
    <style:style style:name="P31" style:family="paragraph" style:parent-style-name="Table_20_Heading">
      <style:text-properties officeooo:rsid="0013789a" officeooo:paragraph-rsid="0013789a"/>
    </style:style>
    <style:style style:name="P32" style:family="paragraph" style:parent-style-name="Table_20_Heading">
      <style:text-properties officeooo:rsid="00182760" officeooo:paragraph-rsid="00182760"/>
    </style:style>
    <style:style style:name="P33" style:family="paragraph" style:parent-style-name="Table_20_Heading">
      <style:text-properties officeooo:rsid="001d935e" officeooo:paragraph-rsid="001d935e"/>
    </style:style>
    <style:style style:name="P34" style:family="paragraph" style:parent-style-name="Table_20_Heading">
      <style:text-properties officeooo:rsid="0028d16b" officeooo:paragraph-rsid="0028d16b"/>
    </style:style>
    <style:style style:name="P35" style:family="paragraph" style:parent-style-name="Footer">
      <style:paragraph-properties fo:text-align="end" style:justify-single-word="false"/>
    </style:style>
    <style:style style:name="P36" style:family="paragraph" style:parent-style-name="Table_20_index_20_1">
      <style:paragraph-properties>
        <style:tab-stops>
          <style:tab-stop style:position="17.796cm" style:type="right" style:leader-style="dotted" style:leader-text="."/>
        </style:tab-stops>
      </style:paragraph-properties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865a8"/>
    </style:style>
    <style:style style:name="T2" style:family="text">
      <style:text-properties officeooo:rsid="00219935"/>
    </style:style>
    <style:style style:name="T3" style:family="text">
      <style:text-properties style:font-name="Symbol" style:font-name-asian="Symbol" style:font-name-complex="Symbol"/>
    </style:style>
    <style:style style:name="T4" style:family="text">
      <style:text-properties officeooo:rsid="002f16c3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0"/>
      <text:p text:style-name="Standard"/>
      <text:table-index text:style-name="Sect1" text:protected="true" text:name="Tabellenregister1">
        <text:table-index-source text:caption-sequence-name="Table" text:caption-sequence-format="text">
          <text:index-title-template text:style-name="Table_20_index_20_heading">List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Tabellenregister1_Head">
            <text:p text:style-name="Table_20_index_20_heading">List of tables</text:p>
          </text:index-title>
          <text:p text:style-name="P36">Tabel 1: params.txt<text:tab/>3</text:p>
          <text:p text:style-name="P36">Tabel 2: Widget mode<text:tab/>4</text:p>
          <text:p text:style-name="P36">Tabel 3: rdm_device.txt<text:tab/>4</text:p>
        </text:index-body>
      </text:table-index>
      <text:p text:style-name="Standard"/>
      <text:p text:style-name="P11">Introduction</text:p>
      <text:p text:style-name="P1"/>
      <text:p text:style-name="P1">This document describes the Open source Raspberry Pi RDM Controller with USB, DMX512 isolated board and compatible with software that supports Enttec USB Pro.</text:p>
      <text:p text:style-name="P1"/>
      <text:p text:style-name="P1">Main features</text:p>
      <text:p text:style-name="P1"/>
      <text:list xml:id="list2212772986205396365" text:style-name="L3">
        <text:list-item>
          <text:p text:style-name="P2">Raspberry Pi baremetal programming controls DMX512 / RDM timing</text:p>
        </text:list-item>
        <text:list-item>
          <text:p text:style-name="P2">Open source <text:a xlink:type="simple" xlink:href="https://github.com/vanvught/rpidmx512/tree/master/rpi_dmx_usb_pro" text:style-name="Internet_20_link" text:visited-style-name="Visited_20_Internet_20_Link">https://github.com/vanvught/rpidmx512/tree/master/rpi_dmx_usb_pro</text:a></text:p>
        </text:list-item>
        <text:list-item>
          <text:p text:style-name="P2">Supported operating systems: Windows, MAC OS, Linux</text:p>
        </text:list-item>
        <text:list-item>
          <text:p text:style-name="P2">Using the FT245RL USB to parallel interface for fast communication with the host</text:p>
        </text:list-item>
        <text:list-item>
          <text:p text:style-name="P2">DMX512 Transmitter or Receiver</text:p>
        </text:list-item>
        <text:list-item>
          <text:p text:style-name="P2">No external power supply required</text:p>
        </text:list-item>
        <text:list-item>
          <text:p text:style-name="P2">ANSI E1.11-2008 compliant (DMX512-A)</text:p>
        </text:list-item>
        <text:list-item>
          <text:p text:style-name="P2">E1.20-2010 compliant (RDM)</text:p>
        </text:list-item>
        <text:list-item>
          <text:p text:style-name="P2">Fully compatible with software suitable for ENTTEC USB Pro</text:p>
        </text:list-item>
        <text:list-item>
          <text:p text:style-name="P2">Configuration is stored on the sdcard (file "params.txt")</text:p>
        </text:list-item>
        <text:list-item>
          <text:p text:style-name="P2">Set your own manufacturer name and id (file "rdm_device.txt")</text:p>
        </text:list-item>
        <text:list-item>
          <text:p text:style-name="P2">Compatible with OpenLighting rdmpro_sniffer (widget_mode=3)</text:p>
        </text:list-item>
        <text:list-item>
          <text:p text:style-name="P2">DMX receive rate throttling option to ensure receiving software isn't overloaded with too many frames per second</text:p>
        </text:list-item>
        <text:list-item>
          <text:p text:style-name="P2">Real-time statistics and process information is available on external monitor</text:p>
        </text:list-item>
        <text:list-item>
          <text:p text:style-name="P2">UUID (or S/N) is based on MAC-address (works across all Raspberry Pi models)</text:p>
        </text:list-item>
      </text:list>
      <text:p text:style-name="P1"/>
      <text:p text:style-name="P3">Configuration</text:p>
      <text:p text:style-name="P3"/>
      <text:p text:style-name="P5">The Widget configuration is stored on the sdcard in the file "params.txt".</text:p>
      <text:p text:style-name="P5"/>
      <table:table table:name="params_txt" table:style-name="params_5f_txt">
        <table:table-column table:style-name="params_5f_txt.A"/>
        <table:table-column table:style-name="params_5f_txt.B"/>
        <table:table-header-rows>
          <table:table-row>
            <table:table-cell table:style-name="params_5f_txt.A1" office:value-type="string">
              <text:p text:style-name="P31">Widget Parameter</text:p>
            </table:table-cell>
            <table:table-cell table:style-name="params_5f_txt.B1" office:value-type="string">
              <text:p text:style-name="P31">Description</text:p>
            </table:table-cell>
          </table:table-row>
        </table:table-header-rows>
        <table:table-row>
          <table:table-cell table:style-name="params_5f_txt.A2" office:value-type="string">
            <text:p text:style-name="P14">dmxusbpro_break_time</text:p>
          </table:table-cell>
          <table:table-cell table:style-name="params_5f_txt.B2" office:value-type="string">
            <text:p text:style-name="P14">DMX output break time in 10.67 microsecond units. Valid range is 9 to 127 (default = 9).</text:p>
          </table:table-cell>
        </table:table-row>
        <table:table-row>
          <table:table-cell table:style-name="params_5f_txt.A2" office:value-type="string">
            <text:p text:style-name="P14">dmxusbpro_mab_time</text:p>
          </table:table-cell>
          <table:table-cell table:style-name="params_5f_txt.B2" office:value-type="string">
            <text:p text:style-name="P15">DMX output Mark After Break time in 10.67 microsecond units. Valid range is 1 to 127 (default = 1).</text:p>
          </table:table-cell>
        </table:table-row>
        <table:table-row>
          <table:table-cell table:style-name="params_5f_txt.A2" office:value-type="string">
            <text:p text:style-name="P14">dmxusbpro_refresh_rate</text:p>
          </table:table-cell>
          <table:table-cell table:style-name="params_5f_txt.B2" office:value-type="string">
            <text:p text:style-name="P16">DMX output rate in packets per second. Valid range is 1 to 40, or 0 for fastest rate possible (default = 40).</text:p>
          </table:table-cell>
        </table:table-row>
        <table:table-row>
          <table:table-cell table:style-name="params_5f_txt.A2" office:value-type="string">
            <text:p text:style-name="P14">dmx_send_to_host_throttle</text:p>
          </table:table-cell>
          <table:table-cell table:style-name="params_5f_txt.B2" office:value-type="string">
            <text:p text:style-name="P16">DMX receive rate throttling option in updates per second. 0 is as fast as possible (default = 0).</text:p>
          </table:table-cell>
        </table:table-row>
        <table:table-row>
          <table:table-cell table:style-name="params_5f_txt.A2" office:value-type="string">
            <text:p text:style-name="P14">widget_mode</text:p>
          </table:table-cell>
          <table:table-cell table:style-name="params_5f_txt.B2" office:value-type="string">
            <text:p text:style-name="P17">The widget mode. See <text:span text:style-name="T1">table</text:span> “<text:sequence-ref text:reference-format="caption" text:ref-name="refTable1">Widget mode</text:sequence-ref>“ for the supported values</text:p>
          </table:table-cell>
        </table:table-row>
      </table:table>
      <text:p text:style-name="Table">Tabel <text:sequence text:ref-name="refTable0" text:name="Table" text:formula="ooow:Table+1" style:num-format="1">1</text:sequence>: params.txt</text:p>
      <text:p text:style-name="P4"><office:annotation><dc:creator>Ajan van Vught</dc:creator><dc:date>2015-08-30T15:13:53.089000000</dc:date><loext:sender-initials>AvV</loext:sender-initials><text:list text:style-name=""><text:list-item><text:p text:style-name="P37"><text:span text:style-name="T5">Updates are written to SDCARD</text:span></text:p></text:list-item></text:list></office:annotation></text:p>
      <table:table table:name="mode" table:style-name="mode">
        <table:table-column table:style-name="mode.A"/>
        <table:table-column table:style-name="mode.B"/>
        <table:table-header-rows>
          <text:soft-page-break/>
          <table:table-row>
            <table:table-cell table:style-name="mode.A1" office:value-type="string">
              <text:p text:style-name="P32">Value</text:p>
            </table:table-cell>
            <table:table-cell table:style-name="mode.B1" office:value-type="string">
              <text:p text:style-name="P32">Description</text:p>
            </table:table-cell>
          </table:table-row>
        </table:table-header-rows>
        <table:table-row>
          <table:table-cell table:style-name="mode.A2" office:value-type="string">
            <text:p text:style-name="P19">0</text:p>
          </table:table-cell>
          <table:table-cell table:style-name="mode.B2" office:value-type="string">
            <text:p text:style-name="P18">Mode 1 + 2</text:p>
          </table:table-cell>
        </table:table-row>
        <table:table-row>
          <table:table-cell table:style-name="mode.A2" office:value-type="string">
            <text:p text:style-name="P19">1</text:p>
          </table:table-cell>
          <table:table-cell table:style-name="mode.B2" office:value-type="string">
            <text:p text:style-name="P18">Normal DMX firmware. Supports all messages except Send RDM (label=7), Send RDM Discovery Request(label=11) and receive RDM</text:p>
          </table:table-cell>
        </table:table-row>
        <table:table-row>
          <table:table-cell table:style-name="mode.A2" office:value-type="string">
            <text:p text:style-name="P19">2</text:p>
          </table:table-cell>
          <table:table-cell table:style-name="mode.B2" office:value-type="string">
            <text:p text:style-name="P18">RDM firmware. This enables the Widget to act as an RDM Controller. (default)</text:p>
          </table:table-cell>
        </table:table-row>
        <table:table-row>
          <table:table-cell table:style-name="mode.A2" office:value-type="string">
            <text:p text:style-name="P19">3</text:p>
          </table:table-cell>
          <table:table-cell table:style-name="mode.B2" office:value-type="string">
            <text:p text:style-name="P18">RDM Sniffer firmware. This is for use with the Openlighting RDM packet monitoring application.</text:p>
          </table:table-cell>
        </table:table-row>
      </table:table>
      <text:p text:style-name="Table">Tabel <text:sequence text:ref-name="refTable1" text:name="Table" text:formula="ooow:Table+1" style:num-format="1">2</text:sequence>: Widget mode</text:p>
      <text:p text:style-name="P4"/>
      <text:p text:style-name="P6">Example :</text:p>
      <text:p text:style-name="P6">#dmxusbpro_break_time=<text:line-break/>#dmxusbpro_mab_time=<text:line-break/>#dmxusbpro_refresh_rate=0<text:line-break/>widget_mode=0<text:line-break/>#dmx_send_to_host_throttle=20</text:p>
      <text:p text:style-name="P6"/>
      <text:p text:style-name="P6">The RDM device configuration is stored on the sdcard in the file "rdm_device.txt".</text:p>
      <text:p text:style-name="P6"/>
      <table:table table:name="rdm_device_txt" table:style-name="rdm_5f_device_5f_txt">
        <table:table-column table:style-name="rdm_5f_device_5f_txt.A"/>
        <table:table-column table:style-name="rdm_5f_device_5f_txt.B"/>
        <table:table-header-rows>
          <table:table-row>
            <table:table-cell table:style-name="rdm_5f_device_5f_txt.A1" office:value-type="string">
              <text:p text:style-name="P33">Name</text:p>
            </table:table-cell>
            <table:table-cell table:style-name="rdm_5f_device_5f_txt.B1" office:value-type="string">
              <text:p text:style-name="P33">Description</text:p>
            </table:table-cell>
          </table:table-row>
        </table:table-header-rows>
        <table:table-row>
          <table:table-cell table:style-name="rdm_5f_device_5f_txt.A2" office:value-type="string">
            <text:p text:style-name="P20">manufacturer_name</text:p>
          </table:table-cell>
          <table:table-cell table:style-name="rdm_5f_device_5f_txt.B2" office:value-type="string">
            <text:p text:style-name="P21">Manufacturer Name (maximum length is 32 characters) Widget Label = 77</text:p>
          </table:table-cell>
        </table:table-row>
        <table:table-row>
          <table:table-cell table:style-name="rdm_5f_device_5f_txt.A2" office:value-type="string">
            <text:p text:style-name="P20">manufacturer_id</text:p>
          </table:table-cell>
          <table:table-cell table:style-name="rdm_5f_device_5f_txt.B2" office:value-type="string">
            <text:p text:style-name="P21">Manufacturer ID : http://tsp.plasa.org/tsp/working_groups/CP/mfctrIDs.php</text:p>
          </table:table-cell>
        </table:table-row>
        <table:table-row>
          <table:table-cell table:style-name="rdm_5f_device_5f_txt.A2" office:value-type="string">
            <text:p text:style-name="P20">device_label</text:p>
          </table:table-cell>
          <table:table-cell table:style-name="rdm_5f_device_5f_txt.B2" office:value-type="string">
            <text:p text:style-name="P21">Descriptive label for the device (maximum length is 32 characters). Widget Label = 78</text:p>
          </table:table-cell>
        </table:table-row>
      </table:table>
      <text:p text:style-name="Table">Tabel <text:sequence text:ref-name="refTable2" text:name="Table" text:formula="ooow:Table+1" style:num-format="1">3</text:sequence>: rdm_device.txt</text:p>
      <text:p text:style-name="P7">Example:</text:p>
      <text:p text:style-name="P7">manufacturer_name=Open Lighting<text:line-break/>#manufacturer_id=7A70<text:line-break/>#device_label=</text:p>
      <text:p text:style-name="P7"/>
      <text:p text:style-name="P12">Hardware</text:p>
      <text:p text:style-name="P8"/>
      <text:p text:style-name="P8">The FT245RL USB to parallel interface is used for fast communication with the host. Table \ref{table:ft245rl} refers to the connection details.<text:line-break/><text:line-break/>The 8 bits data for reading from the USB is available from bcm2835 register GPLEV0. The data is read as follows:</text:p>
      <text:p text:style-name="P8"><office:annotation><dc:creator>Ajan van Vught</dc:creator><dc:date>2015-08-30T15:28:17.554000000</dc:date><loext:sender-initials>AvV</loext:sender-initials><text:list text:continue-numbering="true" text:style-name=""><text:list-item><text:p text:style-name="P37"><text:span text:style-name="T5">Insert source code</text:span></text:p></text:list-item></text:list></office:annotation></text:p>
      <text:p text:style-name="P8"/>
      <text:p text:style-name="P8"/>
      <text:p text:style-name="P9">Hence it is save to write 32-bits to bcm2835 register GPSET0. Quote from the `BCM2835-ARM-Peripherals.pdf` : `The SET{n} field defines the respective GPIO pin to set, writing a “0” to the field has no effect. If the GPIO pin is being used as in input (by default) then the value in the SET{n} field is ignored.' The same applies for writing to the bcm2835 register GPCLR0. Quote from the `BCM2835-ARM-Peripherals.pdf` : `The CLR{n} field defines the respective GPIO pin to clear, writing a “0” to the field has no effect.'</text:p>
      <text:p text:style-name="P9"/>
      <table:table table:name="ft245rl_gpio" table:style-name="ft245rl_5f_gpio">
        <table:table-column table:style-name="ft245rl_5f_gpio.A"/>
        <table:table-column table:style-name="ft245rl_5f_gpio.B"/>
        <table:table-column table:style-name="ft245rl_5f_gpio.C"/>
        <table:table-column table:style-name="ft245rl_5f_gpio.D"/>
        <table:table-header-rows>
          <table:table-row>
            <table:table-cell table:style-name="ft245rl_5f_gpio.A1" office:value-type="string">
              <text:p text:style-name="P34">RPi</text:p>
              <text:p text:style-name="P34">P1</text:p>
            </table:table-cell>
            <table:table-cell table:style-name="ft245rl_5f_gpio.A1" office:value-type="string">
              <text:p text:style-name="P34">SoC</text:p>
              <text:p text:style-name="P34">Broadcom</text:p>
            </table:table-cell>
            <table:table-cell table:style-name="ft245rl_5f_gpio.A1" office:value-type="string">
              <text:p text:style-name="Table_20_Heading"/>
            </table:table-cell>
            <table:table-cell table:style-name="ft245rl_5f_gpio.D1" office:value-type="string">
              <text:p text:style-name="P34">USB</text:p>
              <text:p text:style-name="P34">FT245RL</text:p>
            </table:table-cell>
          </table:table-row>
        </table:table-header-rows>
        <table:table-row>
          <table:table-cell table:style-name="ft245rl_5f_gpio.A2" office:value-type="string">
            <text:p text:style-name="P22">3</text:p>
          </table:table-cell>
          <table:table-cell table:style-name="ft245rl_5f_gpio.A2" office:value-type="string">
            <text:p text:style-name="P22">GPIO02</text:p>
          </table:table-cell>
          <table:table-cell table:style-name="ft245rl_5f_gpio.A2" office:value-type="string">
            <text:p text:style-name="P22"><text:span text:style-name="T3"></text:span></text:p>
          </table:table-cell>
          <table:table-cell table:style-name="ft245rl_5f_gpio.D2" office:value-type="string">
            <text:p text:style-name="P22">D0</text:p>
          </table:table-cell>
        </table:table-row>
        <table:table-row>
          <table:table-cell table:style-name="ft245rl_5f_gpio.A2" office:value-type="string">
            <text:p text:style-name="P30">5</text:p>
          </table:table-cell>
          <table:table-cell table:style-name="ft245rl_5f_gpio.A2" office:value-type="string">
            <text:p text:style-name="P25">GPIO<text:span text:style-name="T4">03</text:span></text:p>
          </table:table-cell>
          <table:table-cell table:style-name="ft245rl_5f_gpio.A2" office:value-type="string">
            <text:p text:style-name="P22"><text:span text:style-name="T3"></text:span></text:p>
          </table:table-cell>
          <table:table-cell table:style-name="ft245rl_5f_gpio.D2" office:value-type="string">
            <text:p text:style-name="P22">D1</text:p>
          </table:table-cell>
        </table:table-row>
        <table:table-row>
          <table:table-cell table:style-name="ft245rl_5f_gpio.A2" office:value-type="string">
            <text:p text:style-name="P30">7</text:p>
          </table:table-cell>
          <table:table-cell table:style-name="ft245rl_5f_gpio.A2" office:value-type="string">
            <text:p text:style-name="P25">GPIO<text:span text:style-name="T4">04</text:span></text:p>
          </table:table-cell>
          <table:table-cell table:style-name="ft245rl_5f_gpio.A2" office:value-type="string">
            <text:p text:style-name="P22"><text:span text:style-name="T3"></text:span></text:p>
          </table:table-cell>
          <table:table-cell table:style-name="ft245rl_5f_gpio.D2" office:value-type="string">
            <text:p text:style-name="P22">D2</text:p>
          </table:table-cell>
        </table:table-row>
        <table:table-row>
          <table:table-cell table:style-name="ft245rl_5f_gpio.A2" office:value-type="string">
            <text:p text:style-name="P30">26</text:p>
          </table:table-cell>
          <table:table-cell table:style-name="ft245rl_5f_gpio.A2" office:value-type="string">
            <text:p text:style-name="P25">GPIO<text:span text:style-name="T4">07</text:span></text:p>
          </table:table-cell>
          <table:table-cell table:style-name="ft245rl_5f_gpio.A2" office:value-type="string">
            <text:p text:style-name="P22"><text:span text:style-name="T3"></text:span></text:p>
          </table:table-cell>
          <table:table-cell table:style-name="ft245rl_5f_gpio.D2" office:value-type="string">
            <text:p text:style-name="P22">D3</text:p>
          </table:table-cell>
        </table:table-row>
        <table:table-row>
          <table:table-cell table:style-name="ft245rl_5f_gpio.A2" office:value-type="string">
            <text:p text:style-name="P30">24</text:p>
          </table:table-cell>
          <table:table-cell table:style-name="ft245rl_5f_gpio.A2" office:value-type="string">
            <text:p text:style-name="P25">GPIO<text:span text:style-name="T4">08</text:span></text:p>
          </table:table-cell>
          <table:table-cell table:style-name="ft245rl_5f_gpio.A2" office:value-type="string">
            <text:p text:style-name="P22"><text:span text:style-name="T3"></text:span></text:p>
          </table:table-cell>
          <table:table-cell table:style-name="ft245rl_5f_gpio.D2" office:value-type="string">
            <text:p text:style-name="P22">D4</text:p>
          </table:table-cell>
        </table:table-row>
        <table:table-row>
          <table:table-cell table:style-name="ft245rl_5f_gpio.A2" office:value-type="string">
            <text:p text:style-name="P30">21</text:p>
          </table:table-cell>
          <table:table-cell table:style-name="ft245rl_5f_gpio.A2" office:value-type="string">
            <text:p text:style-name="P25">GPIO<text:span text:style-name="T4">09</text:span></text:p>
          </table:table-cell>
          <table:table-cell table:style-name="ft245rl_5f_gpio.A2" office:value-type="string">
            <text:p text:style-name="P22"><text:span text:style-name="T3"></text:span></text:p>
          </table:table-cell>
          <table:table-cell table:style-name="ft245rl_5f_gpio.D2" office:value-type="string">
            <text:p text:style-name="P22">D5</text:p>
          </table:table-cell>
        </table:table-row>
        <table:table-row>
          <table:table-cell table:style-name="ft245rl_5f_gpio.A2" office:value-type="string">
            <text:p text:style-name="P30">19</text:p>
          </table:table-cell>
          <table:table-cell table:style-name="ft245rl_5f_gpio.A2" office:value-type="string">
            <text:p text:style-name="P25">GPIO<text:span text:style-name="T4">10</text:span></text:p>
          </table:table-cell>
          <table:table-cell table:style-name="ft245rl_5f_gpio.A2" office:value-type="string">
            <text:p text:style-name="P22"><text:span text:style-name="T3"></text:span></text:p>
          </table:table-cell>
          <table:table-cell table:style-name="ft245rl_5f_gpio.D2" office:value-type="string">
            <text:p text:style-name="P22">D6</text:p>
          </table:table-cell>
        </table:table-row>
        <table:table-row>
          <table:table-cell table:style-name="ft245rl_5f_gpio.A2" office:value-type="string">
            <text:p text:style-name="P30">23</text:p>
          </table:table-cell>
          <table:table-cell table:style-name="ft245rl_5f_gpio.A2" office:value-type="string">
            <text:p text:style-name="P25">GPIO<text:span text:style-name="T4">11</text:span></text:p>
          </table:table-cell>
          <table:table-cell table:style-name="ft245rl_5f_gpio.A2" office:value-type="string">
            <text:p text:style-name="P22"><text:span text:style-name="T3"></text:span></text:p>
          </table:table-cell>
          <table:table-cell table:style-name="ft245rl_5f_gpio.D2" office:value-type="string">
            <text:p text:style-name="P22">D7</text:p>
          </table:table-cell>
        </table:table-row>
        <table:table-row>
          <table:table-cell table:style-name="ft245rl_5f_gpio.A2" office:value-type="string">
            <text:p text:style-name="P24">15</text:p>
          </table:table-cell>
          <table:table-cell table:style-name="ft245rl_5f_gpio.A2" office:value-type="string">
            <text:p text:style-name="P24">GPIO22</text:p>
          </table:table-cell>
          <table:table-cell table:style-name="ft245rl_5f_gpio.A2" office:value-type="string">
            <text:p text:style-name="P22"><text:span text:style-name="T3"></text:span></text:p>
          </table:table-cell>
          <table:table-cell table:style-name="ft245rl_5f_gpio.D2" office:value-type="string">
            <text:p text:style-name="P22">WR</text:p>
          </table:table-cell>
        </table:table-row>
        <table:table-row>
          <table:table-cell table:style-name="ft245rl_5f_gpio.A2" office:value-type="string">
            <text:p text:style-name="P24">16</text:p>
          </table:table-cell>
          <table:table-cell table:style-name="ft245rl_5f_gpio.A2" office:value-type="string">
            <text:p text:style-name="P24">GPIO23</text:p>
          </table:table-cell>
          <table:table-cell table:style-name="ft245rl_5f_gpio.A2" office:value-type="string">
            <text:p text:style-name="P22"><text:span text:style-name="T3"></text:span></text:p>
          </table:table-cell>
          <table:table-cell table:style-name="ft245rl_5f_gpio.D2" office:value-type="string">
            <text:p text:style-name="P29">RD</text:p>
          </table:table-cell>
        </table:table-row>
        <table:table-row>
          <table:table-cell table:style-name="ft245rl_5f_gpio.A2" office:value-type="string">
            <text:p text:style-name="P26">18</text:p>
          </table:table-cell>
          <table:table-cell table:style-name="ft245rl_5f_gpio.A2" office:value-type="string">
            <text:p text:style-name="P26">GPIO24</text:p>
          </table:table-cell>
          <table:table-cell table:style-name="ft245rl_5f_gpio.A2" office:value-type="string">
            <text:p text:style-name="P26"><text:span text:style-name="T3"></text:span></text:p>
          </table:table-cell>
          <table:table-cell table:style-name="ft245rl_5f_gpio.D2" office:value-type="string">
            <text:p text:style-name="P27">TXE</text:p>
          </table:table-cell>
        </table:table-row>
        <table:table-row>
          <table:table-cell table:style-name="ft245rl_5f_gpio.A2" office:value-type="string">
            <text:p text:style-name="P26">22</text:p>
          </table:table-cell>
          <table:table-cell table:style-name="ft245rl_5f_gpio.A2" office:value-type="string">
            <text:p text:style-name="P26">GPIO25</text:p>
          </table:table-cell>
          <table:table-cell table:style-name="ft245rl_5f_gpio.A2" office:value-type="string">
            <text:p text:style-name="P26"><text:span text:style-name="T3"></text:span></text:p>
          </table:table-cell>
          <table:table-cell table:style-name="ft245rl_5f_gpio.D2" office:value-type="string">
            <text:p text:style-name="P28">RXF</text:p>
          </table:table-cell>
        </table:table-row>
      </table:table>
      <text:p text:style-name="Table">Tabel <text:sequence text:ref-name="refTable3" text:name="Table" text:formula="ooow:Table+1" style:num-format="1">4</text:sequence>: FT245RL-GPIO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79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97cm" style:type="center"/>
          <style:tab-stop style:position="17.796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79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9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79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29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7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897cm" style:type="center"/>
          <style:tab-stop style:position="17.796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897cm" style:type="center"/>
          <style:tab-stop style:position="17.79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897cm" style:type="center"/>
          <style:tab-stop style:position="17.796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796cm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796c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897cm" style:type="center"/>
          <style:tab-stop style:position="17.79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897cm" style:type="center"/>
          <style:tab-stop style:position="17.796cm" style:type="right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79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799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298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79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9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796cm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Page_20_Number" style:display-name="Page Number" style:family="text"/>
    <style:style style:name="Line_20_numbering" style:display-name="Line numbering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rop_20_Caps" style:display-name="Drop Caps" style:family="text"/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219935"/>
    </style:style>
    <style:page-layout style:name="Mpm1">
      <style:page-layout-properties fo:page-width="21.001cm" fo:page-height="29.7cm" style:num-format="1" style:print-orientation="portrait" fo:margin-top="2cm" fo:margin-bottom="2cm" fo:margin-left="1.614cm" fo:margin-right="1.59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3</text:page-number> <text:span text:style-name="MT1">of </text:span><text:page-count>5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0T14:40:46.009000000</meta:creation-date>
    <meta:generator>LibreOffice/5.0.1.2$Windows_x86 LibreOffice_project/81898c9f5c0d43f3473ba111d7b351050be20261</meta:generator>
    <dc:date>2015-08-30T15:44:45.058000000</dc:date>
    <meta:editing-duration>PT1H3M42S</meta:editing-duration>
    <meta:editing-cycles>32</meta:editing-cycles>
    <dc:creator>Ajan van Vught</dc:creator>
    <meta:document-statistic meta:table-count="4" meta:image-count="0" meta:object-count="0" meta:page-count="5" meta:paragraph-count="125" meta:word-count="610" meta:character-count="3792" meta:non-whitespace-character-count="3319"/>
  </office:meta>
</office:document-meta>
</file>